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Default"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color="#ff0000"/>
    </style:style>
    <style:style style:name="T5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7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8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38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fo:language="pt" fo:country="BR" style:letter-kerning="true" style:font-name-asian="Mangal" style:font-size-asian="14pt" style:language-asian="hi" style:country-asian="IN" style:font-size-complex="14pt"/>
    </style:style>
    <style:style style:name="T14" style:family="text">
      <style:text-properties fo:color="#ffff38" style:letter-kerning="true" style:font-name-asian="Mangal" style:font-size-asian="14pt" style:language-asian="hi" style:country-asian="IN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00" style:text-outline="false" style:text-line-through-style="none" style:text-line-through-type="none" style:font-name="Calibri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6d6d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00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00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47" style:family="text">
      <style:text-properties style:text-underline-style="solid" style:text-underline-width="auto" style:text-underline-color="font-color" fo:color="#ff0000"/>
    </style:style>
    <style:style style:name="T48" style:family="text">
      <style:text-properties fo:color="#ff0000"/>
    </style:style>
    <style:style style:name="T49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5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5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55" style:family="text">
      <style:text-properties fo:color="#ffff38"/>
    </style:style>
    <style:style style:name="T56" style:family="text">
      <style:text-properties fo:color="#ffff38" fo:font-weight="bold" style:font-weight-asian="bold" style:font-weight-complex="bold"/>
    </style:style>
    <style:style style:name="T57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58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59" style:family="text">
      <style:text-properties fo:color="#ffff00"/>
    </style:style>
    <style:style style:name="T60" style:family="text">
      <style:text-properties fo:color="#ffff00" style:font-name="Mono"/>
    </style:style>
    <style:style style:name="T6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63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64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65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6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67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68" style:family="text">
      <style:text-properties fo:color="#ffff00" fo:font-weight="bold" style:font-weight-asian="bold" style:font-weight-complex="bold"/>
    </style:style>
    <style:style style:name="T69" style:family="text">
      <style:text-properties fo:color="#ffff00" fo:font-weight="normal" style:font-weight-asian="normal" style:font-weight-complex="normal"/>
    </style:style>
    <style:style style:name="T70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7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7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7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7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7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8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8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8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8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8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8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8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8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8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8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9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9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style:font-weight-asian="normal" style:font-weight-complex="normal" fo:color="#ffff00"/>
    </style:style>
    <style:style style:name="T95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Default"/>
        <table:table-column table:style-name="co3" table:default-cell-style-name="ce107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51" office:value-type="string" calcext:value-type="string">
            <text:p>Matéria</text:p>
          </table:table-cell>
          <table:table-cell table:style-name="ce79" office:value-type="string" calcext:value-type="string">
            <text:p>Conteúdo</text:p>
          </table:table-cell>
          <table:table-cell table:style-name="ce93" office:value-type="string" calcext:value-type="string">
            <text:p>Estudo</text:p>
          </table:table-cell>
          <table:table-cell table:style-name="ce108" office:value-type="string" calcext:value-type="string">
            <text:p>Revisão</text:p>
          </table:table-cell>
          <table:table-cell table:style-name="ce79" table:number-columns-repeated="1020"/>
        </table:table-row>
        <table:table-row table:style-name="ro2">
          <table:table-cell table:style-name="ce52" office:value-type="string" calcext:value-type="string" table:number-columns-spanned="1" table:number-rows-spanned="9">
            <text:p>LÍNGUA PORTUGUESA</text:p>
          </table:table-cell>
          <table:table-cell table:style-name="ce80" office:value-type="string" calcext:value-type="string">
            <text:p>1 Leitura e interpretação de <text:span text:style-name="T2">diversos</text:span><text:span text:style-name="T47"> tipos de textos</text:span><text:span text:style-name="T48"> </text:span>(literários e não literários).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2 Sinônimos e antônimos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3 Sentido próprio e figurado das palavras<text:span text:style-name="T48"> (denotativo ou conotativo)</text:span>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4 Pontuação <text:span text:style-name="T48">(Quando usar e não usar a vírgula)</text:span>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5 Classes de palavras.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1" office:value-type="string" calcext:value-type="string">
            <text:p>6 Concordância nominal e verbal.<text:span text:style-name="T48"> (flexão de gênero, número e/ou pessoa)</text:span>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<text:span text:style-name="T49">7 Regências nominal  e verbal. </text:span><text:span text:style-name="T50">(uso de preposições / </text:span><text:span text:style-name="T48">VTD ou VTI)</text:span>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8  Colocação pronominal<text:span text:style-name="T48"> (próclise, ênclise e mesóclise)</text:span>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2"/>
          <table:table-cell table:style-name="ce81" office:value-type="string" calcext:value-type="string">
            <text:p>9 Crase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54" office:value-type="string" calcext:value-type="string" table:number-columns-spanned="1" table:number-rows-spanned="13">
            <text:p>MATEMÁTICA</text:p>
          </table:table-cell>
          <table:table-cell table:style-name="ce82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5"/>
          <table:table-cell table:style-name="ce82" office:value-type="string" calcext:value-type="string">
            <text:p>Representações fracionária ou decimal.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5"/>
          <table:table-cell table:style-name="ce82" office:value-type="string" calcext:value-type="string">
            <text:p>Mínimo múltiplo comum (MMC)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Máximo divisor comum (MDC)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55"/>
          <table:table-cell table:style-name="ce82" office:value-type="string" calcext:value-type="string">
            <text:p>Porcentagem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Razão e proporção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Regra de três simples ou composta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Sistema de equações do 1º grau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Equações do 2º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Relação entre grandezas – tabela ou gráfico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Tratamento da informação – média aritmética simples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54"/>
          <table:table-cell table:style-name="ce82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60" office:value-type="string" calcext:value-type="string" table:number-columns-spanned="1" table:number-rows-spanned="2">
            <text:p><text:span text:style-name="T46">ATUALIDADES</text:span></text:p>
            <text:p/>
          </table:table-cell>
          <table:table-cell table:style-name="ce83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94" office:value-type="string" calcext:value-type="string">
            <text:p>OK</text:p>
          </table:table-cell>
          <table:table-cell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66"/>
          <table:table-cell table:style-name="ce83" office:value-type="string" calcext:value-type="string">
            <text:p>Anúncio remarcando provas publicado dia 30/08. (provavelmente serão questões do primeiro trimestre de 2020)</text:p>
          </table:table-cell>
          <table:table-cell table:style-name="ce94" office:value-type="string" calcext:value-type="string">
            <text:p>OK</text:p>
          </table:table-cell>
          <table:table-cell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5" office:value-type="string" calcext:value-type="string" table:number-columns-spanned="1" table:number-rows-spanned="6">
            <text:p>RACIOCÍNIO LÓGICO</text:p>
          </table:table-cell>
          <table:table-cell table:style-name="ce8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5"/>
          <table:table-cell table:style-name="ce84" office:value-type="string" calcext:value-type="string">
            <text:p>Estruturas lógicas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5"/>
          <table:table-cell table:style-name="ce84" office:value-type="string" calcext:value-type="string">
            <text:p>lógicas de argumentação 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5"/>
          <table:table-cell table:style-name="ce84" office:value-type="string" calcext:value-type="string">
            <text:p>Diagramas lógicos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5"/>
          <table:table-cell table:style-name="ce84" office:value-type="string" calcext:value-type="string">
            <text:p>Sequências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5"/>
          <table:table-cell table:style-name="ce84" office:value-type="string" calcext:value-type="string">
            <text:p>Operação com conjuntos</text:p>
          </table:table-cell>
          <table:table-cell table:number-columns-repeated="2" table:style-name="ce9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76" office:value-type="string" calcext:value-type="string" table:number-columns-spanned="1" table:number-rows-spanned="39">
            <text:p>ESPECÍFICOS</text:p>
          </table:table-cell>
          <table:table-cell table:style-name="ce85" office:value-type="string" calcext:value-type="string">
            <text:p><text:span text:style-name="T51">Algoritmos e estruturas de dados e objetos</text:span><text:span text:style-name="T52"> (</text:span><text:span text:style-name="T53">listas</text:span><text:span text:style-name="T54">: fila, </text:span><text:span text:style-name="T52">pilha, lista encadeada circular – </text:span><text:span text:style-name="T53">árvore</text:span><text:span text:style-name="T52">, </text:span><text:span text:style-name="T53">hashtables</text:span><text:span text:style-name="T52">, </text:span><text:span text:style-name="T53">grafos</text:span><text:span text:style-name="T54">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Tipos de dados: elementares e estruturados<text:span text:style-name="T55"> (int, float, char, boolean – string, objeto, música, imagens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Estruturas de controle de fluxo: <text:span text:style-name="T56">Condicionais</text:span><text:span text:style-name="T55">(também chamadas de Estruturas de Seleção IF ELSE, SWITCH CASE) e de </text:span><text:span text:style-name="T56">Repetição</text:span><text:span text:style-name="T55">(WHILE, DO-WHILE, FOR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76"/>
          <table:table-cell table:style-name="ce86" office:value-type="string" calcext:value-type="string">
            <text:p>Programação estruturada<text:span text:style-name="T55"> (</text:span><text:span text:style-name="T57">Sequencial, </text:span><text:span text:style-name="T58">Condicionais e Iterações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Modularização <text:span text:style-name="T55">(funções e procedimentos: criados para que se tenha  organização, compreensão, manutenção, reuso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Acoplamento entre módulos e coesão de módulos<text:span text:style-name="T55"> (o ideal é um sistema com</text:span><text:span text:style-name="T56"> Fraco Acoplamento</text:span><text:span text:style-name="T55"> e</text:span><text:span text:style-name="T56"> Alta Coesão</text:span><text:span text:style-name="T55"> para ter boa manutenibilidade)</text:span></text:p>
          </table:table-cell>
          <table:table-cell table:style-name="ce102" office:value-type="string" calcext:value-type="string">
            <text:p>OK</text:p>
          </table:table-cell>
          <table:table-cell table:style-name="ce10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Procedimentos e sub-rotinas <text:span text:style-name="T59"> (palavras-chave: </text:span><text:span text:style-name="T60">void</text:span><text:span text:style-name="T59"> / </text:span><text:span text:style-name="T60">return</text:span><text:span text:style-name="T59">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Chamadas por referência<text:span text:style-name="T55"> (aponta para o endereço de memória ‘&amp;’)</text:span> e valor <text:span text:style-name="T55">(só copia o dado para o parâmetro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6"/>
          <table:table-cell table:style-name="ce85" office:value-type="string" calcext:value-type="string">
            <text:p>Programação por eventos<text:span text:style-name="T59"> (mudança de estado, envio de mensagens ao manipular interfaces gráficas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76"/>
          <table:table-cell table:style-name="ce85" office:value-type="string" calcext:value-type="string">
            <text:p><text:span text:style-name="T61">Programação orientada a objetos, classes, objetos, métodos, mensagens, herança, polimorfismo, sobrecarga,</text:span> interfaces e pacotes, tratamento de exceção<text:span text:style-name="T59"> (throw, try catch, finally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7" office:value-type="string" calcext:value-type="string">
            <text:p>HTML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6"/>
          <table:table-cell table:style-name="ce87" office:value-type="string" calcext:value-type="string">
            <text:p>XML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DHTML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7" office:value-type="string" calcext:value-type="string">
            <text:p>Javascript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C#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7" office:value-type="string" calcext:value-type="string">
            <text:p>PHP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JSP<text:span text:style-name="T59"> (Java Server Pages)</text:span>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6"/>
          <table:table-cell table:style-name="ce85" office:value-type="string" calcext:value-type="string">
            <text:p>Servlets </text:p>
          </table:table-cell>
          <table:table-cell table:number-columns-repeated="2" table:style-name="ce10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ASP.Net <text:span text:style-name="T59">(Active Server Pages)</text:span></text:p>
          </table:table-cell>
          <table:table-cell table:style-name="ce102" office:value-type="string" calcext:value-type="string">
            <text:p>OK</text:p>
          </table:table-cell>
          <table:table-cell table:style-name="ce110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76"/>
          <table:table-cell table:style-name="ce88" table:number-columns-repeated="2"/>
          <table:table-cell table:style-name="ce111"/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<text:span text:style-name="T61">Modelagem UML </text:span><text:span text:style-name="T62">(diagramas </text:span><text:span text:style-name="T63">estruturais</text:span><text:span text:style-name="T64"> e </text:span><text:span text:style-name="T63">comportamentais</text:span><text:span text:style-name="T64">)</text:span><text:span text:style-name="T65"> e E-R</text:span><text:span text:style-name="T66"> (entidade forte ou fraca, cardinalidade dos relacionamentos)</text:span></text:p>
          </table:table-cell>
          <table:table-cell table:style-name="ce103" office:value-type="string" calcext:value-type="string">
            <text:p>OK</text:p>
          </table:table-cell>
          <table:table-cell table:style-name="ce103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Banco de Dados: Conceitos de BD <text:span text:style-name="T59">(hierárquico, rede, relacional e OO)</text:span> e de SGBD, arquitetura de SGBD, Funções básicas de SGBD 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<text:span text:style-name="T49">Modelagem de Dados </text:span><text:span text:style-name="T67"> (</text:span><text:span text:style-name="T62">tipos de modelos: </text:span>Modelo Conceitual<text:span text:style-name="T59">(DER)</text:span>, Modelo Lógico<text:span text:style-name="T59">(ficha da entidade)</text:span>, Modelo Físico<text:span text:style-name="T59">(identificação com tipos e restrições)</text:span> 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<text:span text:style-name="T61">Modelo entidade relacionamento</text:span><text:span text:style-name="T62"> (MER e sua representação gráfica: DER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Modelo relacional <text:span text:style-name="T59">(dados representados em </text:span><text:span text:style-name="T68">Tabelas</text:span><text:span text:style-name="T69">, [Entidade, atributo e relacionamento], </text:span><text:span text:style-name="T68">chaves primárias </text:span><text:span text:style-name="T69">e </text:span><text:span text:style-name="T68">estrangeiras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Restrições de integridade<text:span text:style-name="T59"> (Domínio, Referencial, Vazio, Chave ou Definida pelo Usuário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Normalização e dependência funcional <text:span text:style-name="T59">(reduzir a redundância de dados para aumentar a integridade e desempenho, 1ª forma normal exige atomicidade)</text:span></text:p>
          </table:table-cell>
          <table:table-cell table:number-columns-repeated="2"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6"/>
          <table:table-cell table:style-name="ce90" office:value-type="string" calcext:value-type="string">
            <text:p><text:span text:style-name="T70">Mapeamento E-R para relacional  </text:span><text:span text:style-name="T71">[</text:span><text:span text:style-name="T72">Entidade</text:span><text:span text:style-name="T73"> </text:span><text:span text:style-name="T74">→</text:span><text:span text:style-name="T73"> </text:span><text:span text:style-name="T75">Tabela]    [</text:span><text:span text:style-name="T72">Atributos</text:span><text:span text:style-name="T73"> </text:span><text:span text:style-name="T74">→</text:span><text:span text:style-name="T73"> </text:span><text:span text:style-name="T75">Colunas/campos]    [</text:span><text:span text:style-name="T72">Relacionamento</text:span><text:span text:style-name="T76"> </text:span><text:span text:style-name="T74">→ </text:span><text:span text:style-name="T76">Cardinalidade]</text:span><text:span text:style-name="T77">   </text:span><text:span text:style-name="T78"> </text:span><text:span text:style-name="T79">[Instância</text:span><text:span text:style-name="T80"> </text:span><text:span text:style-name="T81">→</text:span><text:span text:style-name="T82"> </text:span><text:span text:style-name="T83">Linhas/registros/tuplas]</text:span></text:p>
          </table:table-cell>
          <table:table-cell table:style-name="ce104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6"/>
          <table:table-cell table:style-name="ce87" office:value-type="string" calcext:value-type="string">
            <text:p>Linguagem SQL: Linguagem de definição de dados (DDL), Linguagem de manipulação de dados (DML)</text:p>
          </table:table-cell>
          <table:table-cell table:style-name="ce105" office:value-type="string" calcext:value-type="string">
            <text:p>OK</text:p>
          </table:table-cell>
          <table:table-cell table:style-name="ce1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Conceito de transação<text:span text:style-name="T59"> (executada como tarefa única, seguindo os princípios do ACID; cláusulas Commit, Rollback, begin-end transaction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76"/>
          <table:table-cell table:style-name="ce85" office:value-type="string" calcext:value-type="string">
            <text:p><text:span text:style-name="T49">Sistemas Gerenciadores de Banco de Dados: tabelas, visões </text:span><text:span text:style-name="T62">(selects armazenados na memória cache)</text:span><text:span text:style-name="T49">, índices</text:span><text:span text:style-name="T62"> (resumo de grandes tabelas)</text:span><text:span text:style-name="T49">, sequências </text:span><text:span text:style-name="T62">(criam um valor para uma chave primária)</text:span><text:span text:style-name="T49">, sinônimos </text:span><text:span text:style-name="T62">(referencia outro esquema de um BD distribuído)</text:span><text:span text:style-name="T49">, restrições </text:span><text:span text:style-name="T62">(regras para garantir a integridade)</text:span><text:span text:style-name="T49">, dicionário de dados</text:span><text:span text:style-name="T62"> (documento de metadados sobre a estrutura do BD)</text:span><text:span text:style-name="T67">, restrições de integridade </text:span><text:span text:style-name="T62">(domínio, referencial, vazio, chave ou definida pelo usuário)</text:span><text:span text:style-name="T49">, constraints</text:span><text:span text:style-name="T62">(de </text:span><text:span text:style-name="T84">TIPOS, NOT NULL, UNIQUE, PK, FK, DEFAULT, CHECK</text:span><text:span text:style-name="T85">)</text:span><text:span text:style-name="T86">, tipos de dados </text:span><text:span text:style-name="T87">(</text:span><text:span text:style-name="T88">int</text:span><text:span text:style-name="T85">, </text:span><text:span text:style-name="T88">char</text:span><text:span text:style-name="T85">, </text:span><text:span text:style-name="T88">varchar</text:span><text:span text:style-name="T85">, </text:span><text:span text:style-name="T88">float</text:span><text:span text:style-name="T85">, </text:span><text:span text:style-name="T60">date</text:span><text:span text:style-name="T59">)</text:span>, SQL, PL/SQL. <text:span text:style-name="T59">(e seus parâmetros)</text:span></text:p>
          </table:table-cell>
          <table:table-cell table:number-columns-repeated="2" table:style-name="ce10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88" table:number-columns-spanned="3" table:number-rows-spanned="1"/>
          <table:covered-table-cell table:number-columns-repeated="2" table:style-name="ce88"/>
          <table:table-cell table:number-columns-repeated="1020"/>
        </table:table-row>
        <table:table-row table:style-name="ro3">
          <table:covered-table-cell table:style-name="ce76"/>
          <table:table-cell table:style-name="ce91" office:value-type="string" calcext:value-type="string">
            <text:p>Se sobrar tempo, veja:</text:p>
          </table:table-cell>
          <table:table-cell table:style-name="ce106"/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92" office:value-type="string" calcext:value-type="string">
            <text:p>Scrum, XP </text:p>
          </table:table-cell>
          <table:table-cell table:style-name="ce106"/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92" office:value-type="string" calcext:value-type="string">
            <text:p>Arquiteturas de componentes: Microsoft COM, .Net, J2EE. </text:p>
          </table:table-cell>
          <table:table-cell table:style-name="ce106"/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92" office:value-type="string" calcext:value-type="string">
            <text:p>AJAX </text:p>
          </table:table-cell>
          <table:table-cell table:style-name="ce106"/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76"/>
          <table:table-cell table:style-name="ce92" office:value-type="string" calcext:value-type="string">
            <text:p>CSS </text:p>
          </table:table-cell>
          <table:table-cell table:style-name="ce106" office:value-type="string" calcext:value-type="string">
            <text:p>OK</text:p>
          </table:table-cell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76"/>
          <table:table-cell table:style-name="ce92" office:value-type="string" calcext:value-type="string">
            <text:p>Programação Web: conceitos fundamentais, persistência, camadas e design patterns. </text:p>
          </table:table-cell>
          <table:table-cell table:style-name="ce106"/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Web services usando REST, SOAP e WebApi: </text:p>
          </table:table-cell>
          <table:table-cell table:style-name="ce106"/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Procedimentos armazenados ("Stored Procedures") </text:p>
          </table:table-cell>
          <table:table-cell table:style-name="ce106" office:value-type="string" calcext:value-type="string">
            <text:p>OK</text:p>
          </table:table-cell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Gatilhos ("Triggers") <text:span text:style-name="T59">(stored procedure disparado por evento DML)</text:span></text:p>
          </table:table-cell>
          <table:table-cell table:style-name="ce106" office:value-type="string" calcext:value-type="string">
            <text:p>OK</text:p>
          </table:table-cell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92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06"/>
          <table:table-cell table:style-name="ce112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Default"/>
        <table:table-column table:style-name="co6" table:default-cell-style-name="ce107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51" office:value-type="string" calcext:value-type="string">
            <text:p>Matéria</text:p>
          </table:table-cell>
          <table:table-cell table:style-name="ce79" office:value-type="string" calcext:value-type="string">
            <text:p>Conteúdo</text:p>
          </table:table-cell>
          <table:table-cell table:style-name="ce93" office:value-type="string" calcext:value-type="string">
            <text:p>ESTUDO</text:p>
          </table:table-cell>
          <table:table-cell table:style-name="ce108" office:value-type="string" calcext:value-type="string">
            <text:p>REVISÃO</text:p>
          </table:table-cell>
          <table:table-cell table:style-name="ce79" table:number-columns-repeated="1020"/>
        </table:table-row>
        <table:table-row table:style-name="ro2">
          <table:table-cell table:style-name="ce52" office:value-type="string" calcext:value-type="string" table:number-columns-spanned="1" table:number-rows-spanned="9">
            <text:p>LÍNGUA PORTUGUESA</text:p>
          </table:table-cell>
          <table:table-cell table:style-name="ce80" office:value-type="string" calcext:value-type="string">
            <text:p>1 Leitura e interpretação de <text:span text:style-name="T2">diversos</text:span><text:span text:style-name="T47"> tipos de textos</text:span><text:span text:style-name="T48"> </text:span>(literários e não literários).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2 Sinônimos e antônimos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3 Sentido próprio e figurado das palavras<text:span text:style-name="T48"> (denotativo ou conotativo)</text:span>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4 Pontuação <text:span text:style-name="T48">(Quando usar e não usar a vírgula)</text:span>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5 Classes de palavras. 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1" office:value-type="string" calcext:value-type="string">
            <text:p>6 Concordância nominal e verbal.<text:span text:style-name="T48"> (flexão de gênero, número e/ou pessoa)</text:span>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<text:span text:style-name="T49">7 Regências nominal  e verbal. </text:span><text:span text:style-name="T50">(uso de preposições / </text:span><text:span text:style-name="T48">VTD ou VTI)</text:span>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0" office:value-type="string" calcext:value-type="string">
            <text:p>8  Colocação pronominal<text:span text:style-name="T48"> (próclise, ênclise e mesóclise)</text:span>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2"/>
          <table:table-cell table:style-name="ce81" office:value-type="string" calcext:value-type="string">
            <text:p>9 Crase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table-cell table:style-name="ce54" office:value-type="string" calcext:value-type="string" table:number-columns-spanned="1" table:number-rows-spanned="13">
            <text:p>MATEMÁTICA</text:p>
          </table:table-cell>
          <table:table-cell table:style-name="ce82" office:value-type="string" calcext:value-type="string">
            <text:p>Adição, subtração, multiplicação, divisão, potenciação ou radiciação com números racionais.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5"/>
          <table:table-cell table:style-name="ce82" office:value-type="string" calcext:value-type="string">
            <text:p>Representações fracionária ou decimal.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5"/>
          <table:table-cell table:style-name="ce82" office:value-type="string" calcext:value-type="string">
            <text:p>Mínimo múltiplo comum (MMC)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Máximo divisor comum (MDC)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55"/>
          <table:table-cell table:style-name="ce82" office:value-type="string" calcext:value-type="string">
            <text:p>Porcentagem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Razão e proporção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Regra de três simples ou composta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Sistema de equações do 1º grau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Equações do 2º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Grandezas e medidas – quantidade, tempo, comprimento, superfície, capacidade e massa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Relação entre grandezas – tabela ou gráfico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55"/>
          <table:table-cell table:style-name="ce82" office:value-type="string" calcext:value-type="string">
            <text:p>Tratamento da informação – média aritmética simples </text:p>
          </table:table-cell>
          <table:table-cell table:style-name="ce120" table:number-columns-repeated="2"/>
          <table:table-cell table:number-columns-repeated="1020"/>
        </table:table-row>
        <table:table-row table:style-name="ro4">
          <table:covered-table-cell table:style-name="ce54"/>
          <table:table-cell table:style-name="ce82" office:value-type="string" calcext:value-type="string">
            <text:p>Noções de Geometria – forma, ângulos, área, perímetro, volume, Teoremas de Pitágoras ou de Tales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46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table-cell table:style-name="ce75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75"/>
          <table:table-cell table:style-name="ce84" office:value-type="string" calcext:value-type="string">
            <text:p>Estruturas lógicas </text:p>
          </table:table-cell>
          <table:table-cell table:style-name="ce120" table:number-columns-repeated="2"/>
          <table:table-cell table:number-columns-repeated="1020"/>
        </table:table-row>
        <table:table-row table:style-name="ro3">
          <table:covered-table-cell table:style-name="ce75"/>
          <table:table-cell table:style-name="ce84" office:value-type="string" calcext:value-type="string">
            <text:p>lógicas de argumentação 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75"/>
          <table:table-cell table:style-name="ce84" office:value-type="string" calcext:value-type="string">
            <text:p>Diagramas lógicos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75"/>
          <table:table-cell table:style-name="ce84" office:value-type="string" calcext:value-type="string">
            <text:p>Sequências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75"/>
          <table:table-cell table:style-name="ce44" office:value-type="string" calcext:value-type="string">
            <text:p>Operação com conjuntos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table-cell table:style-name="ce76" office:value-type="string" calcext:value-type="string" table:number-columns-spanned="1" table:number-rows-spanned="44">
            <text:p>ESPECÍFICOS</text:p>
          </table:table-cell>
          <table:table-cell table:style-name="ce92" office:value-type="string" calcext:value-type="string">
            <text:p>Noções sobre metodologias de análise, projeto e desenvolvimento de sistemas (<text:span text:style-name="T48">Scrum, XP</text:span>), tecnologias web, frameworks de desenvolvimento </text:p>
          </table:table-cell>
          <table:table-cell table:style-name="ce120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<text:span text:style-name="T51">Algoritmos e estruturas de dados e objetos</text:span><text:span text:style-name="T52"> (</text:span><text:span text:style-name="T53">listas</text:span><text:span text:style-name="T54">: fila, </text:span><text:span text:style-name="T52">pilha, lista encadeada circular – </text:span><text:span text:style-name="T53">árvore</text:span><text:span text:style-name="T52">, </text:span><text:span text:style-name="T53">hashtables</text:span><text:span text:style-name="T52">, </text:span><text:span text:style-name="T53">grafos</text:span><text:span text:style-name="T54">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Tipos de dados: elementares e estruturados<text:span text:style-name="T55"> (int, float, char, boolean – string, objeto, música, imagens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3">
          <table:covered-table-cell table:style-name="ce39"/>
          <table:table-cell table:style-name="ce85" office:value-type="string" calcext:value-type="string">
            <text:p>Estruturas de controle de fluxo: <text:span text:style-name="T56">Condicionais</text:span><text:span text:style-name="T55">(também chamadas de Estruturas de Seleção IF ELSE, SWITCH CASE) e de </text:span><text:span text:style-name="T56">Repetição</text:span><text:span text:style-name="T55">(WHILE, DO-WHILE, FOR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3">
          <table:covered-table-cell table:style-name="ce39"/>
          <table:table-cell table:style-name="ce85" office:value-type="string" calcext:value-type="string">
            <text:p><text:span text:style-name="T89">Programação estruturada</text:span><text:span text:style-name="T90"> (</text:span><text:span text:style-name="T91">Sequencial, Condicionais e Iterações) + </text:span><text:span text:style-name="T92">(funções e procedimentos: criados para organização, compreensão, manutenção, reuso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<text:span text:style-name="T93">Modularização </text:span><text:span text:style-name="T94">(D</text:span><text:span text:style-name="T95">ividir o sistema em partes [classes, funções]. Facilita a detecção de erros, manutenção e reutilização do código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<text:span text:style-name="T51">Acoplamento entre módulos e coesão de módulos</text:span><text:span text:style-name="T52"> (o ideal é um sistema com</text:span><text:span text:style-name="T53"> Alta Coesão </text:span><text:span text:style-name="T54">e </text:span><text:span text:style-name="T56">Fraco Acoplamento</text:span><text:span text:style-name="T55"> para ter boa manutenibilidade)</text:span></text:p>
          </table:table-cell>
          <table:table-cell table:style-name="ce122" office:value-type="string" calcext:value-type="string">
            <text:p>OK</text:p>
          </table:table-cell>
          <table:table-cell table:style-name="ce127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Procedimentos e sub-rotinas <text:span text:style-name="T59"> (palavras-chave: </text:span><text:span text:style-name="T60">void</text:span><text:span text:style-name="T59"> / </text:span><text:span text:style-name="T60">return</text:span><text:span text:style-name="T59">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Chamadas por referência<text:span text:style-name="T55"> (aponta para o endereço de memória ‘&amp;’)</text:span> e valor <text:span text:style-name="T55">(só copia o dado para o parâmetro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3">
          <table:covered-table-cell table:style-name="ce39"/>
          <table:table-cell table:style-name="ce85" office:value-type="string" calcext:value-type="string">
            <text:p>Programação por eventos<text:span text:style-name="T59"> (disparo de ações na mudança de estado, envio de mensagens ao manipular interfaces gráficas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3">
          <table:covered-table-cell table:style-name="ce39"/>
          <table:table-cell table:style-name="ce85" office:value-type="string" calcext:value-type="string">
            <text:p><text:span text:style-name="T61">Programação orientada a objetos, classes, objetos, métodos, mensagens, herança, polimorfismo, sobrecarga,</text:span> interfaces e pacotes</text:p>
          </table:table-cell>
          <table:table-cell table:style-name="ce122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85" office:value-type="string" calcext:value-type="string">
            <text:p><text:span text:style-name="T61">tratamento de exceção</text:span><text:span text:style-name="T62"> (throw, try catch, finally)</text:span>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HTML </text:p>
          </table:table-cell>
          <table:table-cell table:style-name="ce122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85" office:value-type="string" calcext:value-type="string">
            <text:p>XML 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Javascript 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PHP <text:span text:style-name="T59">(linguagem interpretada [não-compilada], dinâmica pois não exige declarar a variável antes de usá-la, e fracamente tipada: não exige declarar o tipo)</text:span></text:p>
          </table:table-cell>
          <table:table-cell table:style-name="ce122" office:value-type="string" calcext:value-type="string">
            <text:p>OK</text:p>
          </table:table-cell>
          <table:table-cell table:style-name="ce12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DHTML 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C# 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JSP (Java Server Pages)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Servlets 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SP.Net (Active Server Pages)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rquiteturas de componentes: Microsoft COM, .Net, J2EE. 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92" office:value-type="string" calcext:value-type="string">
            <text:p>PL/SQL</text:p>
          </table:table-cell>
          <table:table-cell table:style-name="ce122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92" office:value-type="string" calcext:value-type="string">
            <text:p>AJAX 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92" office:value-type="string" calcext:value-type="string">
            <text:p>CSS </text:p>
          </table:table-cell>
          <table:table-cell table:style-name="ce122"/>
          <table:table-cell table:style-name="ce128"/>
          <table:table-cell table:number-columns-repeated="1020"/>
        </table:table-row>
        <table:table-row table:style-name="ro3">
          <table:covered-table-cell table:style-name="ce39"/>
          <table:table-cell table:style-name="ce92" office:value-type="string" calcext:value-type="string">
            <text:p>Programação Web: conceitos fundamentais, persistência, camadas e design patterns. </text:p>
          </table:table-cell>
          <table:table-cell table:style-name="ce122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92" office:value-type="string" calcext:value-type="string">
            <text:p>Web services usando REST, SOAP e WebApi: ModelagemUML e E-R</text:p>
          </table:table-cell>
          <table:table-cell table:style-name="ce122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<text:span text:style-name="T61">Modelagem UML </text:span><text:span text:style-name="T62">(diagramas </text:span><text:span text:style-name="T63">estruturais</text:span><text:span text:style-name="T64"> e </text:span><text:span text:style-name="T63">comportamentais</text:span><text:span text:style-name="T64">)</text:span><text:span text:style-name="T65"> e E-R</text:span><text:span text:style-name="T66"> (entidade forte ou fraca, cardinalidade dos relacionamentos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Banco de Dados: Conceitos de BD <text:span text:style-name="T59">(hierárquico, rede, relacional e OO)</text:span> e de SGBD, arquitetura de SGBD, Funções básicas de SGBD 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<text:span text:style-name="T49">Modelagem de Dados </text:span><text:span text:style-name="T67"> (</text:span><text:span text:style-name="T62">tipos de modelos: </text:span>Modelo Conceitual<text:span text:style-name="T59">(DER)</text:span>, Modelo Lógico<text:span text:style-name="T59">(ficha da entidade)</text:span>, Modelo Físico<text:span text:style-name="T59">(identificação com tipos e restrições)</text:span> 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<text:span text:style-name="T61">Modelo entidade relacionamento</text:span><text:span text:style-name="T62"> (MER e sua representação gráfica: DER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Modelo relacional <text:span text:style-name="T59">(dados representados em </text:span><text:span text:style-name="T68">Tabelas</text:span><text:span text:style-name="T69">, [Entidade, atributo e relacionamento], </text:span><text:span text:style-name="T68">chaves primárias </text:span><text:span text:style-name="T69">e </text:span><text:span text:style-name="T68">estrangeiras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Restrições de integridade<text:span text:style-name="T59"> (Domínio, Referencial, Vazio, Chave ou Definida pelo Usuário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Normalização e dependência funcional <text:span text:style-name="T59">(reduzir a redundância de dados para aumentar a integridade e desempenho, 1ª forma normal exige atomicidade)</text:span></text:p>
          </table:table-cell>
          <table:table-cell table:style-name="ce123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90" office:value-type="string" calcext:value-type="string">
            <text:p><text:span text:style-name="T70">Mapeamento E-R para relacional  </text:span><text:span text:style-name="T71">[</text:span><text:span text:style-name="T72">Entidade</text:span><text:span text:style-name="T73"> </text:span><text:span text:style-name="T74">→</text:span><text:span text:style-name="T73"> </text:span><text:span text:style-name="T75">Tabela]    [</text:span><text:span text:style-name="T72">Atributos</text:span><text:span text:style-name="T73"> </text:span><text:span text:style-name="T74">→</text:span><text:span text:style-name="T73"> </text:span><text:span text:style-name="T75">Colunas/campos]    [</text:span><text:span text:style-name="T72">Relacionamento</text:span><text:span text:style-name="T76"> </text:span><text:span text:style-name="T74">→ </text:span><text:span text:style-name="T76">Cardinalidade]</text:span><text:span text:style-name="T77">   </text:span><text:span text:style-name="T78"> </text:span><text:span text:style-name="T79">[Instância</text:span><text:span text:style-name="T80"> </text:span><text:span text:style-name="T81">→</text:span><text:span text:style-name="T82"> </text:span><text:span text:style-name="T83">Linhas/registros/tuplas]</text:span></text:p>
          </table:table-cell>
          <table:table-cell table:style-name="ce124"/>
          <table:table-cell table:style-name="ce123"/>
          <table:table-cell table:number-columns-repeated="1020"/>
        </table:table-row>
        <table:table-row table:style-name="ro3">
          <table:covered-table-cell table:style-name="ce39"/>
          <table:table-cell table:style-name="ce92" office:value-type="string" calcext:value-type="string">
            <text:p>Álgebra relacional. </text:p>
          </table:table-cell>
          <table:table-cell table:style-name="ce124"/>
          <table:table-cell table:style-name="ce123"/>
          <table:table-cell table:number-columns-repeated="1020"/>
        </table:table-row>
        <table:table-row table:style-name="ro3">
          <table:covered-table-cell table:style-name="ce39"/>
          <table:table-cell table:style-name="ce92" office:value-type="string" calcext:value-type="string">
            <text:p>Cálculo relacional </text:p>
          </table:table-cell>
          <table:table-cell table:style-name="ce124"/>
          <table:table-cell table:style-name="ce123"/>
          <table:table-cell table:number-columns-repeated="1020"/>
        </table:table-row>
        <table:table-row table:style-name="ro3">
          <table:covered-table-cell table:style-name="ce39"/>
          <table:table-cell table:style-name="ce85" office:value-type="string" calcext:value-type="string">
            <text:p>Linguagem SQL: Linguagem de definição de dados (DDL), Linguagem de manipulação de dados (DML)</text:p>
          </table:table-cell>
          <table:table-cell table:style-name="ce125"/>
          <table:table-cell table:style-name="ce123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Conceito de transação<text:span text:style-name="T59"> (executada como tarefa única, seguindo os princípios do ACID; cláusulas Commit, Rollback, begin-end transaction)</text:span>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85" office:value-type="string" calcext:value-type="string">
            <text:p>Integridade de dados, concorrência, recuperação, distribuição, replicação 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92" office:value-type="string" calcext:value-type="string">
            <text:p>Procedimentos armazenados ("Stored Procedures") </text:p>
          </table:table-cell>
          <table:table-cell table:style-name="ce12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92" office:value-type="string" calcext:value-type="string">
            <text:p>Gatilhos ("Triggers") <text:span text:style-name="T59">(stored procedure disparado por evento DML)</text:span></text:p>
          </table:table-cell>
          <table:table-cell table:style-name="ce125" table:number-columns-repeated="2"/>
          <table:table-cell table:number-columns-repeated="1020"/>
        </table:table-row>
        <table:table-row table:style-name="ro10">
          <table:covered-table-cell table:style-name="ce39"/>
          <table:table-cell table:style-name="ce85" office:value-type="string" calcext:value-type="string">
            <text:p><text:span text:style-name="T49">Sistemas Gerenciadores de Banco de Dados: tabelas, visões </text:span><text:span text:style-name="T62">(selects armazenados na memória cache)</text:span><text:span text:style-name="T49">, índices</text:span><text:span text:style-name="T62"> (resumo de grandes tabelas)</text:span><text:span text:style-name="T49">, sequências </text:span><text:span text:style-name="T62">(criam um valor para uma chave primária)</text:span><text:span text:style-name="T49">, sinônimos </text:span><text:span text:style-name="T62">(referencia outro esquema de um BD distribuído)</text:span><text:span text:style-name="T49">, restrições </text:span><text:span text:style-name="T62">(regras para garantir a integridade)</text:span><text:span text:style-name="T49">, dicionário de dados</text:span><text:span text:style-name="T62"> (documento de metadados sobre a estrutura do BD)</text:span><text:span text:style-name="T67">, restrições de integridade </text:span><text:span text:style-name="T62">(domínio, referencial, vazio, chave ou definida pelo usuário)</text:span><text:span text:style-name="T49">, constraints</text:span><text:span text:style-name="T62">(de </text:span><text:span text:style-name="T84">TIPOS, NOT NULL, UNIQUE, PK, FK, DEFAULT, CHECK</text:span><text:span text:style-name="T85">)</text:span><text:span text:style-name="T86">, tipos de dados </text:span><text:span text:style-name="T87">(</text:span><text:span text:style-name="T88">int</text:span><text:span text:style-name="T85">, </text:span><text:span text:style-name="T88">char</text:span><text:span text:style-name="T85">, </text:span><text:span text:style-name="T88">varchar</text:span><text:span text:style-name="T85">, </text:span><text:span text:style-name="T88">float</text:span><text:span text:style-name="T85">, </text:span><text:span text:style-name="T60">date</text:span><text:span text:style-name="T59">)</text:span>, SQL, PL/SQL. <text:span text:style-name="T59">(e seus parâmetros)</text:span></text:p>
          </table:table-cell>
          <table:table-cell table:style-name="ce12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92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6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Scrum/X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:Prefeitura.C32 Prefeitura.D2:Prefeitura.D23 Prefeitura.D26:Prefeitura.D32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2 Prefeitura.D2:Prefeitura.D23 Prefeitura.D26:Prefeitura.D32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3:Prefeitura.D58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3:Prefeitura.D58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8:Prefeitura.D38">
            <calcext:condition calcext:apply-style-name="ConditionalStyle_12" calcext:value="contains-text(&quot;Ok&quot;)" calcext:base-cell-address="Prefeitura.D38"/>
          </calcext:conditional-format>
          <calcext:conditional-format calcext:target-range-address="Prefeitura.D38:Prefeitura.D38">
            <calcext:condition calcext:apply-style-name="ConditionalStyle_11" calcext:value="contains-text(&quot;Falta&quot;)" calcext:base-cell-address="Prefeitura.D38"/>
          </calcext:conditional-format>
          <calcext:conditional-format calcext:target-range-address="Prefeitura.D59:Prefeitura.D69 Prefeitura.C59:Prefeitura.C68 Prefeitura.D56:Prefeitura.D56">
            <calcext:condition calcext:apply-style-name="ConditionalStyle_6" calcext:value="contains-text(&quot;Ok&quot;)" calcext:base-cell-address="Prefeitura.C56"/>
          </calcext:conditional-format>
          <calcext:conditional-format calcext:target-range-address="Prefeitura.D59:Prefeitura.D69 Prefeitura.C59:Prefeitura.C68 Prefeitura.D56:Prefeitura.D56">
            <calcext:condition calcext:apply-style-name="ConditionalStyle_5" calcext:value="contains-text(&quot;Falta&quot;)" calcext:base-cell-address="Prefeitura.C56"/>
          </calcext:conditional-format>
          <calcext:conditional-format calcext:target-range-address="Prefeitura.C66:Prefeitura.C75 Prefeitura.D70:Prefeitura.D75">
            <calcext:condition calcext:apply-style-name="ConditionalStyle_4" calcext:value="contains-text(&quot;Ok&quot;)" calcext:base-cell-address="Prefeitura.C66"/>
          </calcext:conditional-format>
          <calcext:conditional-format calcext:target-range-address="Prefeitura.C66:Prefeitura.C75 Prefeitura.D70:Prefeitura.D75">
            <calcext:condition calcext:apply-style-name="ConditionalStyle_3" calcext:value="contains-text(&quot;Falta&quot;)" calcext:base-cell-address="Prefeitura.C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07:06:51.56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7-28T07:10:12.778000000</dc:date>
    <meta:generator>LibreOffice/6.1.4.2$Windows_X86_64 LibreOffice_project/9d0f32d1f0b509096fd65e0d4bec26ddd1938fd3</meta:generator>
    <meta:editing-duration>P2DT14H43M41S</meta:editing-duration>
    <meta:editing-cycles>53</meta:editing-cycles>
    <meta:document-statistic meta:table-count="4" meta:cell-count="31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